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ext:p text:style-name="P1">When $82A-air$80 units run#out of Vulcan ammo,#they can no longer fire.</text:p>
      <text:p text:style-name="P1"/>
      <text:p text:style-name="P1"/>
      <text:p text:style-name="P1"/>
      <text:p text:style-name="P1">Las unidades#anti-aéreas no podrán#disparar cuando se#queden sin munición.</text:p>
      <text:p text:style-name="P1"/>
      <text:p text:style-name="P1">xxxxxxxxxxxxxxxxxxxxxxxxxxxxxxxxxx</text:p>
      <text:p text:style-name="P1">xxxxxxxxxxxxxxxxxxxxx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3-15T08:55:36.24</meta:creation-date>
    <dc:date>2016-03-24T15:41:10</dc:date>
    <meta:editing-duration>PT19H37M20S</meta:editing-duration>
    <meta:editing-cycles>33</meta:editing-cycles>
    <meta:generator>BrOffice/3.3$Win32 LibreOffice_project/330m19$Build-202</meta:generator>
    <meta:document-statistic meta:table-count="0" meta:image-count="0" meta:object-count="0" meta:page-count="1" meta:paragraph-count="4" meta:word-count="21" meta:character-count="200"/>
  </office:meta>
</office:document-meta>
</file>